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[NAME]</text:p>
            <text:p text:style-name="P10"/>
            <text:p text:style-name="P10">[JOB_TITLE]</text:p>
            <text:p text:style-name="Contact_20_info">[PHONE] – <text:span text:style-name="T15">[EMAIL] – </text:span><text:span text:style-name="T16">[WEBSITE]</text:span></text:p>
            <text:p text:style-name="Contact_20_info"/>
            <text:p text:style-name="P7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8"><text:span text:style-name="T9">[CV_UNIT_NAME] – </text:span><text:span text:style-name="T13">[CV_UNIT_COMPANY]</text:span><text:span text:style-name="T9">:</text:span><text:span text:style-name="T11"> </text:span><text:span text:style-name="T14">[CV_UNIT_START_DATE_MONTH_YEAR]</text:span><text:span text:style-name="T5"> -</text:span><text:span text:style-name="T4"> </text:span><text:span text:style-name="T6">[CV_UNIT_END_DATE_MONTH_YEAR]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9"><text:span text:style-name="T10">[CV_UNIT_NAME] - </text:span><text:span text:style-name="T12">[CV_UNIT_COMPANY]</text:span><text:span text:style-name="T10">:</text:span><text:span text:style-name="T3"> </text:span><text:span text:style-name="T7">[CV_UNIT_START_DATE_MONTH_YEAR]</text:span><text:span text:style-name="T4"> - </text:span><text:span text:style-name="T8">[CV_UNIT_END_DATE_MONTH_YEAR]</text:span><text:span text:style-name="T4"> </text:span></text:p>
              <text:p text:style-name="P4">[CV_UNIT_CONTENT]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7">[CV_UNIT_NAME]: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[NAME]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